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LindomarB/DesenvCompDi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8T08:16:38.828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43" meta:non-whitespace-character-count="43"/>
    <meta:generator>LibreOffice/7.1.1.2$Windows_X86_64 LibreOffice_project/fe0b08f4af1bacafe4c7ecc87ce55bb426164676</meta:generator>
  </office:meta>
</office:document-meta>
</file>